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5" table:default-cell-style-name="ce16"/>
        <table:table-column table:style-name="co4" table:default-cell-style-name="ce16"/>
        <table:table-column table:style-name="co1" table:number-columns-repeated="2" table:default-cell-style-name="ce5"/>
        <table:table-column table:style-name="co1" table:number-columns-repeated="247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2" calcext:value-type="float">
            <text:p>332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9" calcext:value-type="float">
            <text:p>30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1" calcext:value-type="float">
            <text:p>321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3" calcext:value-type="float">
            <text:p>313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7" calcext:value-type="float">
            <text:p>307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09" calcext:value-type="float">
            <text:p>30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30" calcext:value-type="float">
            <text:p>33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6" calcext:value-type="float">
            <text:p>316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5" calcext:value-type="float">
            <text:p>30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2" calcext:value-type="float">
            <text:p>3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string" calcext:value-type="string">
            <text:p>CH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ARG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2" calcext:value-type="float">
            <text:p>322</text:p>
          </table:table-cell>
          <table:table-cell table:style-name="ce4"/>
          <table:table-cell table:style-name="ce4" office:value-type="string" calcext:value-type="string">
            <text:p>CRO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string" calcext:value-type="string">
            <text:p>DRC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97">
          <table:table-cell table:style-name="ce4" table:number-columns-repeated="12"/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215">
          <table:table-cell table:style-name="ce4" table:number-columns-repeated="12"/>
          <table:table-cell table:number-columns-repeated="16372"/>
        </table:table-row>
        <table:table-row table:style-name="ro1" table:number-rows-repeated="489">
          <table:table-cell table:style-name="ce15" table:number-columns-repeated="10"/>
          <table:table-cell table:number-columns-repeated="16374"/>
        </table:table-row>
        <table:table-row table:style-name="ro1" table:number-rows-repeated="10476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:Feuille1.C1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 style:data-style-name="N2" text:time-value="20:31:32.55219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7-19T20:31:44.638411400</dc:date>
    <meta:editing-cycles>38</meta:editing-cycles>
    <meta:editing-duration>P1DT21H4M4S</meta:editing-duration>
    <meta:generator>LibreOffice/25.2.4.3$Windows_X86_64 LibreOffice_project/33e196637044ead23f5c3226cde09b47731f7e27</meta:generator>
    <meta:document-statistic meta:table-count="1" meta:cell-count="1442" meta:object-count="0"/>
  </office:meta>
</office:document-meta>
</file>